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Goal outline</text:span></text:h>
      <text:h text:style-name="Heading_20_2" text:outline-level="2">Goal outline per level</text:h>
      <text:list xml:id="list3241144231280451786" text:style-name="L2">
        <text:list-item>
          <text:p text:style-name="P4">Become familiar with the game mechanics.</text:p>
        </text:list-item>
        <text:list-item>
          <text:p text:style-name="P4">Cross the door through the new color looking <text:s/>for Howl.</text:p>
        </text:list-item>
        <text:list-item>
          <text:p text:style-name="P4">Reach Suliman in the castle to get some information. Become familiar with the magical skills (through sub-quests).</text:p>
        </text:list-item>
        <text:list-item>
          <text:p text:style-name="P4">In Salt Marina, the goal is to gather information about what happened to Howl.</text:p>
        </text:list-item>
        <text:list-item>
          <text:p text:style-name="P4">Save a small village in the Roaring Hills from a terrible “monster”. </text:p>
        </text:list-item>
        <text:list-item>
          <text:p text:style-name="P4">In Cal, the capital of Radme, the team must look for “The Resistance”, an organization that might knows where Howl is located or that could provide information about him.</text:p>
        </text:list-item>
        <text:list-item>
          <text:p text:style-name="P4">Goes to the king for help. After that they have to get themselves safe from Layton’s attack.</text:p>
        </text:list-item>
        <text:list-item>
          <text:p text:style-name="P4">In the swamps, the goal is to overcome hordes of monsters and enigmas to reach the dark mountain.</text:p>
        </text:list-item>
        <text:list-item>
          <text:p text:style-name="P4">In the Dark Mountain, they must find Howl’s experience.</text:p>
        </text:list-item>
        <text:list-item>
          <text:p text:style-name="P4">Back in Cal the team must find Howl to get him back to adulthood.</text:p>
        </text:list-item>
        <text:list-item>
          <text:p text:style-name="P4">The team with Howl, who is not yet in full of force, must come back to Porthaven to fight against Layton.</text:p>
        </text:list-item>
        <text:list-item>
          <text:p text:style-name="P4">After the defeat in Porthaven, they must defeat Layton in Kingsbury.</text:p>
        </text:list-item>
      </text:list>
      <text:h text:style-name="Heading_20_2" text:outline-level="2">Side goal (whole world)</text:h>
      <text:list xml:id="list3912259715284968467" text:style-name="L3">
        <text:list-item>
          <text:p text:style-name="P5">Search for pieces of Heen lost by the Witch of the Waste.</text:p>
        </text:list-item>
        <text:list-item>
          <text:p text:style-name="P5">In Cal there are two sub-quests to help the resistance: </text:p>
        </text:list-item>
      </text:list>
      <text:list xml:id="list5611139809855298921" text:style-name="L4">
        <text:list-item>
          <text:p text:style-name="P6">The team must steal equipment in the armory of Cal and sabotage Layton’s army.</text:p>
        </text:list-item>
        <text:list-item>
          <text:p text:style-name="P6">The team must open a passage in the eastern walls that allows to connect the resistance with the outside of the ci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Goal outline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oal outline</dc:title>
    <dc:date>2019-01-22T18:27:50.66</dc:date>
    <meta:editing-duration>PT2H19M</meta:editing-duration>
    <meta:editing-cycles>42</meta:editing-cycles>
    <meta:generator>OpenOffice/4.1.4$Win32 OpenOffice.org_project/414m5$Build-9788</meta:generator>
    <meta:document-statistic meta:table-count="1" meta:image-count="0" meta:object-count="0" meta:page-count="1" meta:paragraph-count="21" meta:word-count="267" meta:character-count="1422"/>
    <meta:template xlink:type="simple" xlink:actuate="onRequest" xlink:title="" xlink:href="../MasterGameDesignDocument.odm" meta:date="2018-12-14T08:54:47.86"/>
  </office:meta>
</office:document-meta>
</file>